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88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0000" fo:font-size="24pt" style:font-size-asian="24pt" style:font-size-complex="24pt"/>
    </style:style>
    <style:style style:name="T4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815cm" svg:height="1.723cm" svg:x="5.076cm" svg:y="2.923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815cm" svg:height="1.723cm" svg:x="7.323cm" svg:y="6.55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815cm" svg:height="1.723cm" svg:x="3.161cm" svg:y="6.508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3.426cm" svg:y1="6.76cm" svg:x2="5.076cm" svg:y2="3.785cm" draw:start-shape="id1" draw:start-glue-point="5" draw:end-shape="id2" draw:end-glue-point="6" svg:d="M3426 6760c0-1984 550-2975 1650-2975" svg:viewBox="0 0 1651 2976">
          <text:p/>
        </draw:connector>
        <draw:connector draw:style-name="gr2" draw:text-style-name="P1" draw:layer="layout" draw:type="curve" svg:x1="6.891cm" svg:y1="3.785cm" svg:x2="8.231cm" svg:y2="6.553cm" draw:start-shape="id2" draw:start-glue-point="10" draw:end-shape="id3" draw:end-glue-point="4" svg:d="M6891 3785c894 0 1340 922 1340 2768" svg:viewBox="0 0 1341 2769">
          <text:p/>
        </draw:connector>
        <draw:connector draw:style-name="gr2" draw:text-style-name="P1" draw:layer="layout" draw:type="curve" svg:x1="8.231cm" svg:y1="8.276cm" svg:x2="4.069cm" svg:y2="8.231cm" draw:start-shape="id3" draw:start-glue-point="8" draw:end-shape="id1" draw:end-glue-point="8" svg:d="M8231 8276c0 751-4162 774-4162-45" svg:viewBox="0 0 4163 612">
          <text:p/>
        </draw:connector>
        <draw:frame draw:style-name="gr3" draw:layer="layout" svg:width="14.952cm" svg:height="1.138cm" svg:x="12.275cm" svg:y="2.038cm">
          <draw:text-box>
            <text:p><text:span text:style-name="T1">R(A, A) = 0 <text:s text:c="2"/>R(B, B) = 0 <text:s text:c="2"/>R(C, C) = 0 </text:span><text:s/></text:p>
          </draw:text-box>
        </draw:frame>
        <draw:frame draw:style-name="gr3" draw:text-style-name="P3" draw:layer="layout" svg:width="11.537cm" svg:height="1.138cm" svg:x="12.276cm" svg:y="3.738cm">
          <draw:text-box>
            <text:p><text:span text:style-name="T1">R(A, B) = 1 <text:s text:c="2"/>R(B, A) = -1 <text:s/></text:span></text:p>
          </draw:text-box>
        </draw:frame>
        <draw:frame draw:style-name="gr3" draw:layer="layout" svg:width="11.537cm" svg:height="1.138cm" svg:x="12.277cm" svg:y="5.438cm">
          <draw:text-box>
            <text:p><text:span text:style-name="T1">R(B, C) = 1 <text:s text:c="2"/>R(C, B) = -1 </text:span><text:s/></text:p>
          </draw:text-box>
        </draw:frame>
        <draw:frame draw:style-name="gr3" draw:layer="layout" svg:width="11.537cm" svg:height="1.138cm" svg:x="12.278cm" svg:y="7.238cm">
          <draw:text-box>
            <text:p><text:span text:style-name="T1">R(C, A) = 1 <text:s text:c="2"/>R(A, C) = -1</text:span> <text:s/></text:p>
          </draw:text-box>
        </draw:frame>
        <draw:custom-shape draw:style-name="gr4" draw:text-style-name="P2" xml:id="id4" draw:id="id4" draw:layer="layout" svg:width="1.815cm" svg:height="1.723cm" svg:x="10.576cm" svg:y="12.844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815cm" svg:height="1.723cm" svg:x="14.076cm" svg:y="12.844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815cm" svg:height="1.723cm" svg:x="17.676cm" svg:y="12.844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815cm" svg:height="1.723cm" svg:x="21.276cm" svg:y="12.844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2.391cm" svg:y1="13.706cm" svg:x2="14.076cm" svg:y2="13.706cm" draw:start-shape="id4" draw:start-glue-point="10" draw:end-shape="id5" draw:end-glue-point="6" svg:d="M12391 13706h1685" svg:viewBox="0 0 1686 1">
          <text:p text:style-name="P1"><text:span text:style-name="T2">1</text:span></text:p>
          <text:p text:style-name="P1"/>
        </draw:connector>
        <draw:connector draw:style-name="gr5" draw:text-style-name="P1" draw:layer="layout" draw:type="line" svg:x1="15.891cm" svg:y1="13.706cm" svg:x2="17.676cm" svg:y2="13.706cm" draw:start-shape="id5" draw:start-glue-point="10" draw:end-shape="id6" draw:end-glue-point="6" svg:d="M15891 13706h1785" svg:viewBox="0 0 1786 1">
          <text:p text:style-name="P1"><text:span text:style-name="T2">-1</text:span></text:p>
          <text:p text:style-name="P1"/>
        </draw:connector>
        <draw:connector draw:style-name="gr5" draw:text-style-name="P1" draw:layer="layout" draw:type="line" svg:x1="19.491cm" svg:y1="13.706cm" svg:x2="21.276cm" svg:y2="13.706cm" draw:start-shape="id6" draw:start-glue-point="10" draw:end-shape="id7" draw:end-glue-point="6" svg:d="M19491 13706h1785" svg:viewBox="0 0 1786 1">
          <text:p text:style-name="P1"><text:span text:style-name="T2">-1</text:span></text:p>
          <text:p text:style-name="P1"/>
        </draw:connector>
        <draw:custom-shape draw:style-name="gr6" draw:text-style-name="P2" xml:id="id8" draw:id="id8" draw:layer="layout" svg:width="1.815cm" svg:height="1.723cm" svg:x="24.876cm" svg:y="12.844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23.091cm" svg:y1="13.706cm" svg:x2="24.876cm" svg:y2="13.706cm" draw:start-shape="id7" draw:start-glue-point="10" draw:end-shape="id8" draw:end-glue-point="6" svg:d="M23091 13706h1785" svg:viewBox="0 0 1786 1">
          <text:p text:style-name="P1"><text:span text:style-name="T2">1</text:span></text:p>
          <text:p text:style-name="P1"/>
        </draw:connector>
        <draw:custom-shape draw:style-name="gr6" draw:text-style-name="P2" xml:id="id9" draw:id="id9" draw:layer="layout" svg:width="1.815cm" svg:height="1.723cm" svg:x="7.03cm" svg:y="12.844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8.845cm" svg:y1="13.706cm" svg:x2="10.576cm" svg:y2="13.706cm" draw:start-shape="id9" draw:start-glue-point="10" draw:end-shape="id4" draw:end-glue-point="6" svg:d="M8845 13706h1731" svg:viewBox="0 0 1732 1">
          <text:p text:style-name="P1"><text:span text:style-name="T3">1</text:span></text:p>
          <text:p text:style-name="P1"/>
        </draw:connector>
        <draw:connector draw:style-name="gr5" draw:text-style-name="P4" draw:layer="layout" draw:type="curve" draw:line-skew="0.28cm" svg:x1="7.938cm" svg:y1="14.567cm" svg:x2="25.784cm" svg:y2="14.567cm" draw:start-shape="id9" draw:start-glue-point="8" draw:end-shape="id8" draw:end-glue-point="8" svg:d="M7938 14567c0 1171 17846 1171 17846 0" svg:viewBox="0 0 17847 879">
          <text:p text:style-name="P1"><text:span text:style-name="T2">1</text:span></text:p>
        </draw:connector>
        <draw:custom-shape draw:style-name="gr4" draw:text-style-name="P2" xml:id="id10" draw:id="id10" draw:layer="layout" svg:width="1.815cm" svg:height="1.723cm" svg:x="10.576cm" svg:y="16.157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1" draw:id="id11" draw:layer="layout" svg:width="1.815cm" svg:height="1.723cm" svg:x="14.076cm" svg:y="16.157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.815cm" svg:height="1.723cm" svg:x="17.676cm" svg:y="16.157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1.815cm" svg:height="1.723cm" svg:x="21.276cm" svg:y="16.157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2.391cm" svg:y1="17.019cm" svg:x2="14.076cm" svg:y2="17.019cm" draw:start-shape="id10" draw:start-glue-point="10" draw:end-shape="id11" draw:end-glue-point="6" svg:d="M12391 17019h1685" svg:viewBox="0 0 1686 1">
          <text:p text:style-name="P1">1</text:p>
          <text:p text:style-name="P1"/>
        </draw:connector>
        <draw:connector draw:style-name="gr5" draw:text-style-name="P1" draw:layer="layout" draw:type="line" svg:x1="15.891cm" svg:y1="17.019cm" svg:x2="17.676cm" svg:y2="17.019cm" draw:start-shape="id11" draw:start-glue-point="10" draw:end-shape="id12" draw:end-glue-point="6" svg:d="M15891 17019h1785" svg:viewBox="0 0 1786 1">
          <text:p text:style-name="P1"><text:span text:style-name="T2">-1</text:span></text:p>
          <text:p text:style-name="P1"/>
        </draw:connector>
        <draw:connector draw:style-name="gr5" draw:text-style-name="P1" draw:layer="layout" draw:type="line" svg:x1="19.491cm" svg:y1="17.019cm" svg:x2="21.276cm" svg:y2="17.019cm" draw:start-shape="id12" draw:start-glue-point="10" draw:end-shape="id13" draw:end-glue-point="6" svg:d="M19491 17019h1785" svg:viewBox="0 0 1786 1">
          <text:p text:style-name="P1"><text:span text:style-name="T2">-1</text:span></text:p>
          <text:p text:style-name="P1"/>
        </draw:connector>
        <draw:custom-shape draw:style-name="gr6" draw:text-style-name="P2" xml:id="id14" draw:id="id14" draw:layer="layout" svg:width="1.815cm" svg:height="1.723cm" svg:x="24.876cm" svg:y="16.157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23.091cm" svg:y1="17.019cm" svg:x2="24.876cm" svg:y2="17.019cm" draw:start-shape="id13" draw:start-glue-point="10" draw:end-shape="id14" draw:end-glue-point="6" svg:d="M23091 17019h1785" svg:viewBox="0 0 1786 1">
          <text:p text:style-name="P1"><text:span text:style-name="T2">1</text:span></text:p>
          <text:p text:style-name="P1"/>
        </draw:connector>
        <draw:custom-shape draw:style-name="gr4" draw:text-style-name="P2" xml:id="id15" draw:id="id15" draw:layer="layout" svg:width="1.815cm" svg:height="1.723cm" svg:x="7.03cm" svg:y="16.157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8.845cm" svg:y1="17.019cm" svg:x2="10.576cm" svg:y2="17.019cm" draw:start-shape="id15" draw:start-glue-point="10" draw:end-shape="id10" draw:end-glue-point="6" svg:d="M8845 17019h1731" svg:viewBox="0 0 1732 1">
          <text:p text:style-name="P1"><text:span text:style-name="T4">1</text:span></text:p>
          <text:p text:style-name="P1"/>
        </draw:connector>
        <draw:connector draw:style-name="gr5" draw:text-style-name="P4" draw:layer="layout" draw:type="curve" draw:line-skew="1.062cm" svg:x1="14.984cm" svg:y1="17.88cm" svg:x2="25.784cm" svg:y2="17.88cm" draw:start-shape="id11" draw:start-glue-point="8" draw:end-shape="id14" draw:end-glue-point="8" svg:d="M14984 17880c0 2344 10800 2344 10800 0" svg:viewBox="0 0 10801 1759">
          <text:p text:style-name="P1"><text:span text:style-name="T2">1 – 2 = -1 = 2 (mod 3) </text:span></text:p>
        </draw:connector>
        <draw:connector draw:style-name="gr2" draw:text-style-name="P1" draw:layer="layout" draw:type="curve" svg:x1="8.232cm" svg:y1="8.277cm" svg:x2="4.07cm" svg:y2="8.232cm" svg:d="M8232 8277c0 751-4162 774-4162-45" svg:viewBox="0 0 4163 612">
          <text:p/>
        </draw:connector>
        <draw:connector draw:style-name="gr2" draw:text-style-name="P1" draw:layer="layout" draw:type="curve" svg:x1="8.233cm" svg:y1="8.278cm" svg:x2="4.071cm" svg:y2="8.233cm" svg:d="M8233 8278c0 751-4162 774-4162-45" svg:viewBox="0 0 4163 612">
          <text:p/>
        </draw:connector>
        <draw:custom-shape draw:style-name="gr4" draw:text-style-name="P2" xml:id="id16" draw:id="id16" draw:layer="layout" svg:width="1.815cm" svg:height="1.723cm" svg:x="10.578cm" svg:y="10.34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7" draw:id="id17" draw:layer="layout" svg:width="1.815cm" svg:height="1.723cm" svg:x="14.078cm" svg:y="10.346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1.815cm" svg:height="1.723cm" svg:x="17.678cm" svg:y="10.34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1.815cm" svg:height="1.723cm" svg:x="21.278cm" svg:y="10.346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2.393cm" svg:y1="11.208cm" svg:x2="14.078cm" svg:y2="11.208cm" draw:start-shape="id16" draw:start-glue-point="10" draw:end-shape="id17" draw:end-glue-point="6" svg:d="M12393 11208h1685" svg:viewBox="0 0 1686 1">
          <text:p text:style-name="P1"><text:span text:style-name="T2">1</text:span></text:p>
          <text:p text:style-name="P1"/>
        </draw:connector>
        <draw:connector draw:style-name="gr5" draw:text-style-name="P1" draw:layer="layout" draw:type="line" svg:x1="15.893cm" svg:y1="11.208cm" svg:x2="17.678cm" svg:y2="11.208cm" draw:start-shape="id17" draw:start-glue-point="10" draw:end-shape="id18" draw:end-glue-point="6" svg:d="M15893 11208h1785" svg:viewBox="0 0 1786 1">
          <text:p text:style-name="P1">-1</text:p>
          <text:p text:style-name="P1"/>
        </draw:connector>
        <draw:connector draw:style-name="gr5" draw:text-style-name="P1" draw:layer="layout" draw:type="line" svg:x1="19.493cm" svg:y1="11.208cm" svg:x2="21.278cm" svg:y2="11.208cm" draw:start-shape="id18" draw:start-glue-point="10" draw:end-shape="id19" draw:end-glue-point="6" svg:d="M19493 11208h1785" svg:viewBox="0 0 1786 1">
          <text:p text:style-name="P1">-1</text:p>
          <text:p text:style-name="P1"/>
        </draw:connector>
        <draw:custom-shape draw:style-name="gr1" draw:text-style-name="P2" xml:id="id20" draw:id="id20" draw:layer="layout" svg:width="1.815cm" svg:height="1.723cm" svg:x="24.878cm" svg:y="10.34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23.093cm" svg:y1="11.208cm" svg:x2="24.878cm" svg:y2="11.208cm" draw:start-shape="id19" draw:start-glue-point="10" draw:end-shape="id20" draw:end-glue-point="6" svg:d="M23093 11208h1785" svg:viewBox="0 0 1786 1">
          <text:p text:style-name="P1">1</text:p>
          <text:p text:style-name="P1"/>
        </draw:connector>
        <draw:custom-shape draw:style-name="gr6" draw:text-style-name="P2" xml:id="id21" draw:id="id21" draw:layer="layout" svg:width="1.815cm" svg:height="1.723cm" svg:x="7.032cm" svg:y="10.346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8.847cm" svg:y1="11.208cm" svg:x2="10.578cm" svg:y2="11.208cm" draw:start-shape="id21" draw:start-glue-point="10" draw:end-shape="id16" draw:end-glue-point="6" svg:d="M8847 11208h1731" svg:viewBox="0 0 1732 1">
          <text:p text:style-name="P1"><text:span text:style-name="T3">1</text:span></text:p>
          <text:p text:style-name="P1"/>
        </draw:connector>
        <draw:connector draw:style-name="gr5" draw:text-style-name="P1" draw:layer="layout" draw:type="curve" svg:x1="7.94cm" svg:y1="10.346cm" svg:x2="14.985cm" svg:y2="10.346cm" draw:start-shape="id21" draw:start-glue-point="4" draw:end-shape="id17" svg:d="M7940 10346c0-753 7045-753 7045 0" svg:viewBox="0 0 7046 566">
          <text:p text:style-name="P1"><text:span text:style-name="T2">2</text:span></text:p>
          <text:p text:style-name="P1"/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9-01T15:03:48.206971396</dc:date>
    <dc:creator>elucterio </dc:creator>
    <meta:editing-duration>PT2H32M</meta:editing-duration>
    <meta:editing-cycles>17</meta:editing-cycles>
    <meta:generator>LibreOffice/4.2.8.2$Linux_X86_64 LibreOffice_project/420m0$Build-2</meta:generator>
    <meta:document-statistic meta:object-count="48"/>
  </office:meta>
</office:document-meta>
</file>